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8 Journal</text:p>
      <text:p text:style-name="P2">     <text:span text:style-name="T1">October 3</text:span></text:p>
      <text:p text:style-name="P2">     <text:span text:style-name="T1">October 4</text:span></text:p>
      <text:p text:style-name="P2">          <text:span text:style-name="T1">1330 - 1600</text:span></text:p>
      <text:p text:style-name="P2">               <text:span text:style-name="T1">Additional checklist code (Delete list)</text:span></text:p>
      <text:p text:style-name="P2">     <text:span text:style-name="T1">October 5</text:span></text:p>
      <text:p text:style-name="P2">          <text:span text:style-name="T1">1500-1900</text:span></text:p>
      <text:p text:style-name="P2">               <text:span text:style-name="T1">Checklist Code (Edit checklist)</text:span></text:p>
      <text:p text:style-name="P2">     <text:span text:style-name="T1">October 6</text:span></text:p>
      <text:p text:style-name="P2">          <text:span text:style-name="T1">1430 - 1900</text:span></text:p>
      <text:p text:style-name="P2">               <text:span text:style-name="T1">Checklist code (edit checklist) and Interim presentation</text:span></text:p>
      <text:p text:style-name="P2">     <text:span text:style-name="T1">October 7</text:span></text:p>
      <text:p text:style-name="P2">     <text:span text:style-name="T1">October 8</text:span></text:p>
      <text:p text:style-name="P2">     <text:span text:style-name="T1">October 9</text:span></text:p>
      <text:p text:style-name="P2">          <text:span text:style-name="T1">1700-1900</text:span></text:p>
      <text:p text:style-name="P2">               <text:span text:style-name="T1">Mail system configuration, domain configuration, edit checklis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9T22:57:36.02</meta:creation-date>
    <meta:document-statistic meta:table-count="0" meta:image-count="0" meta:object-count="0" meta:page-count="1" meta:paragraph-count="18" meta:word-count="54" meta:character-count="482"/>
    <dc:date>2014-10-09T22:58:02.69</dc:date>
    <meta:editing-duration>PT27S</meta:editing-duration>
    <meta:editing-cycles>1</meta:editing-cycles>
    <meta:generator>OpenOffice/4.1.0$Win32 OpenOffice.org_project/410m18$Build-9764</meta:generator>
  </office:meta>
</office:document-meta>
</file>